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A300000051EDC465A7B129D5A7.png" manifest:media-type="image/png"/>
  <manifest:file-entry manifest:full-path="Pictures/10000000000002A3000000514956A0667CF7EF90.png" manifest:media-type="image/png"/>
  <manifest:file-entry manifest:full-path="Pictures/10000000000002A30000005100FE5355462B81A0.png" manifest:media-type="image/png"/>
  <manifest:file-entry manifest:full-path="Pictures/10000000000002A300000051DC88333802609579.png" manifest:media-type="image/png"/>
  <manifest:file-entry manifest:full-path="Pictures/10000000000002A30000005109AB8CA510D884D3.png" manifest:media-type="image/png"/>
  <manifest:file-entry manifest:full-path="Pictures/10000000000002A3000000512D658100064CDBA0.png" manifest:media-type="image/png"/>
  <manifest:file-entry manifest:full-path="Pictures/10000000000002A300000051E73F1C0FAEF18498.png" manifest:media-type="image/png"/>
  <manifest:file-entry manifest:full-path="Pictures/10000000000002A300000051D5BBBC47B1D75DB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8.63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47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1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32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4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1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7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0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3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61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7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8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6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7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41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3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4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06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3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0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5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3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6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9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23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8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60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1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8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16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7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25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12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92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1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43" style:family="graphic" style:parent-style-name="standard">
      <style:graphic-properties draw:stroke="solid" svg:stroke-width="0.003cm" svg:stroke-color="#000000" draw:stroke-linejoin="miter" svg:stroke-linecap="butt" draw:fill="solid" draw:fill-color="#000000" fo:padding-top="0.001cm" fo:padding-bottom="0.001cm" fo:padding-left="0.001cm" fo:padding-right="0.001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9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89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26cm" svg:stroke-color="#000000" draw:stroke-linejoin="miter" svg:stroke-linecap="square" draw:fill="solid" draw:fill-color="#ffffff" fo:padding-top="0.013cm" fo:padding-bottom="0.013cm" fo:padding-left="0.013cm" fo:padding-right="0.013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09cm" fo:padding-top="0cm" fo:padding-bottom="0cm" fo:padding-left="0cm" fo:padding-right="0cm"/>
    </style:style>
    <style:style style:name="gr50" style:family="graphic" style:parent-style-name="standard">
      <style:graphic-properties draw:textarea-vertical-align="top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style:font-name="Times New Roman" fo:font-size="13pt" fo:font-weight="bold" style:font-size-asian="13pt" style:font-name-complex="Times New Roman" style:font-size-complex="13pt" style:font-weight-complex="bold"/>
    </style:style>
    <style:style style:name="T2" style:family="text">
      <style:text-properties fo:color="#000000" style:font-name="Times New Roman" fo:font-size="12pt" style:font-size-asian="12pt" style:font-name-complex="Times New Roman" style:font-size-complex="12pt"/>
    </style:style>
    <style:style style:name="T3" style:family="text">
      <style:text-properties fo:color="#000000" style:font-name="Times New Roman" fo:font-size="10pt" style:font-size-asian="10pt" style:font-name-complex="Times New Roman" style:font-size-complex="10pt"/>
    </style:style>
    <style:style style:name="T4" style:family="text">
      <style:text-properties fo:color="#212121" style:font-name="Times New Roman" fo:font-size="10pt" style:font-size-asian="10pt" style:font-name-complex="Times New Roman" style:font-size-complex="10pt"/>
    </style:style>
    <style:style style:name="T5" style:family="text">
      <style:text-properties fo:color="#000000" style:font-name="Times New Roman" fo:font-size="14pt" fo:font-weight="bold" style:font-size-asian="14pt" style:font-name-complex="Times New Roman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STUDENT_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REEMENT_NAM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DRESS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IT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TATE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IP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CONTACT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ERGENCY_PHON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8.638cm" svg:height="0.505cm" svg:x="6.389cm" svg:y="2.34cm">
          <draw:text-box>
            <text:p text:style-name="P1"><text:span text:style-name="T1">Recreational Taiko Class Registration Form</text:span></text:p>
          </draw:text-box>
        </draw:frame>
        <draw:frame draw:style-name="gr2" draw:text-style-name="P3" draw:layer="layout" svg:width="6.479cm" svg:height="0.471cm" svg:x="1.274cm" svg:y="3.027cm">
          <draw:text-box>
            <text:p text:style-name="P1"><text:span text:style-name="T2">Complete and </text:span><text:span text:style-name="T2">bring this form to </text:span><text:span text:style-name="T2">class.</text:span></text:p>
          </draw:text-box>
        </draw:frame>
        <draw:frame draw:style-name="gr3" draw:text-style-name="P3" draw:layer="layout" svg:width="8.917cm" svg:height="0.471cm" svg:x="1.274cm" svg:y="3.514cm">
          <draw:text-box>
            <text:p text:style-name="P1"><text:span text:style-name="T2">Please make check payable to Odaiko New England.</text:span></text:p>
          </draw:text-box>
        </draw:frame>
        <draw:frame draw:style-name="gr4" draw:text-style-name="P3" draw:layer="layout" svg:width="12.325cm" svg:height="0.471cm" svg:x="1.274cm" svg:y="4.001cm">
          <draw:text-box>
            <text:p text:style-name="P1"><text:span text:style-name="T2">This form must be signed by the student or the parent/guardian of minor.</text:span></text:p>
          </draw:text-box>
        </draw:frame>
        <draw:frame draw:style-name="gr5" draw:text-style-name="P3" draw:layer="layout" svg:width="17.545cm" svg:height="0.471cm" svg:x="1.274cm" svg:y="4.974cm">
          <draw:text-box>
            <text:p text:style-name="P1"><text:span text:style-name="T2">Student’s Name: ___________________________________ <text:s text:c="7"/>New Student <text:s text:c="8"/>Returning Student </text:span></text:p>
          </draw:text-box>
        </draw:frame>
        <draw:frame draw:style-name="gr6" draw:text-style-name="P4" draw:layer="layout" svg:width="4.417cm" svg:height="0.39cm" svg:x="1.274cm" svg:y="5.704cm">
          <draw:text-box>
            <text:p text:style-name="P1"><text:span text:style-name="T3">Check the </text:span><text:span text:style-name="T3">appropriate </text:span><text:span text:style-name="T3">session: </text:span></text:p>
          </draw:text-box>
        </draw:frame>
        <draw:frame draw:style-name="gr7" draw:text-style-name="P3" draw:layer="layout" svg:width="3.139cm" svg:height="0.471cm" svg:x="1.933cm" svg:y="6.527cm">
          <draw:text-box>
            <text:p text:style-name="P1"><text:span text:style-name="T2">Session 1 - Winter</text:span></text:p>
          </draw:text-box>
        </draw:frame>
        <draw:frame draw:style-name="gr8" draw:text-style-name="P3" draw:layer="layout" svg:width="5.573cm" svg:height="0.471cm" svg:x="6.354cm" svg:y="6.527cm">
          <draw:text-box>
            <text:p text:style-name="P1"><text:span text:style-name="T2">Date:______________________</text:span></text:p>
          </draw:text-box>
        </draw:frame>
        <draw:frame draw:style-name="gr9" draw:text-style-name="P3" draw:layer="layout" svg:width="3.097cm" svg:height="0.471cm" svg:x="1.933cm" svg:y="7.014cm">
          <draw:text-box>
            <text:p text:style-name="P1"><text:span text:style-name="T2">Session 2 - Spring</text:span></text:p>
          </draw:text-box>
        </draw:frame>
        <draw:frame draw:style-name="gr8" draw:text-style-name="P3" draw:layer="layout" svg:width="5.573cm" svg:height="0.471cm" svg:x="6.354cm" svg:y="7.014cm">
          <draw:text-box>
            <text:p text:style-name="P1"><text:span text:style-name="T2">Date:______________________</text:span></text:p>
          </draw:text-box>
        </draw:frame>
        <draw:frame draw:style-name="gr10" draw:text-style-name="P3" draw:layer="layout" svg:width="3.507cm" svg:height="0.471cm" svg:x="1.933cm" svg:y="7.5cm">
          <draw:text-box>
            <text:p text:style-name="P1"><text:span text:style-name="T2">Session 3 - Summer </text:span></text:p>
          </draw:text-box>
        </draw:frame>
        <draw:frame draw:style-name="gr8" draw:text-style-name="P3" draw:layer="layout" svg:width="5.573cm" svg:height="0.471cm" svg:x="6.354cm" svg:y="7.5cm">
          <draw:text-box>
            <text:p text:style-name="P1"><text:span text:style-name="T2">Date:______________________</text:span></text:p>
          </draw:text-box>
        </draw:frame>
        <draw:frame draw:style-name="gr11" draw:text-style-name="P3" draw:layer="layout" svg:width="2.733cm" svg:height="0.471cm" svg:x="1.951cm" svg:y="7.987cm">
          <draw:text-box>
            <text:p text:style-name="P1"><text:span text:style-name="T2">Session 4 - Fall </text:span></text:p>
          </draw:text-box>
        </draw:frame>
        <draw:frame draw:style-name="gr8" draw:text-style-name="P3" draw:layer="layout" svg:width="5.573cm" svg:height="0.471cm" svg:x="6.354cm" svg:y="7.987cm">
          <draw:text-box>
            <text:p text:style-name="P1"><text:span text:style-name="T2">Date:______________________</text:span></text:p>
          </draw:text-box>
        </draw:frame>
        <draw:frame draw:style-name="gr12" draw:text-style-name="P3" draw:layer="layout" svg:width="17.613cm" svg:height="0.471cm" svg:x="1.274cm" svg:y="8.961cm">
          <draw:text-box>
            <text:p text:style-name="P1"><text:span text:style-name="T2">Parent’s Name(s) (if under 18): __________________________________ <text:s text:c="2"/>DOB (minors): <text:s/>_________</text:span></text:p>
          </draw:text-box>
        </draw:frame>
        <draw:frame draw:style-name="gr13" draw:text-style-name="P3" draw:layer="layout" svg:width="17.575cm" svg:height="0.471cm" svg:x="1.274cm" svg:y="9.691cm">
          <draw:text-box>
            <text:p text:style-name="P1"><text:span text:style-name="T2">Address: _________________________________ <text:s text:c="2"/>City: ____________ <text:s text:c="2"/>State: ____ <text:s text:c="2"/>Zip:_________</text:span></text:p>
          </draw:text-box>
        </draw:frame>
        <draw:frame draw:style-name="gr14" draw:text-style-name="P3" draw:layer="layout" svg:width="17.185cm" svg:height="0.471cm" svg:x="1.274cm" svg:y="10.421cm">
          <draw:text-box>
            <text:p text:style-name="P1"><text:span text:style-name="T2">Email: _____________________ <text:s text:c="2"/>Home Phone: ______________ <text:s text:c="2"/>Cell Phone:_______________ <text:s text:c="2"/></text:span></text:p>
          </draw:text-box>
        </draw:frame>
        <draw:frame draw:style-name="gr15" draw:text-style-name="P3" draw:layer="layout" svg:width="17.765cm" svg:height="0.471cm" svg:x="1.274cm" svg:y="11.152cm">
          <draw:text-box>
            <text:p text:style-name="P1"><text:span text:style-name="T2">Emergency Contact: ___________________________________________ <text:s text:c="2"/>Phone: ________________ </text:span></text:p>
          </draw:text-box>
        </draw:frame>
        <draw:frame draw:style-name="gr16" draw:text-style-name="P3" draw:layer="layout" svg:width="17.782cm" svg:height="0.471cm" svg:x="1.274cm" svg:y="11.882cm">
          <draw:text-box>
            <text:p text:style-name="P1"><text:span text:style-name="T2">Allergies or other pertinent medical information: ____________________________________________ </text:span></text:p>
          </draw:text-box>
        </draw:frame>
        <draw:frame draw:style-name="gr17" draw:text-style-name="P3" draw:layer="layout" svg:width="17.418cm" svg:height="0.471cm" svg:x="1.274cm" svg:y="12.612cm">
          <draw:text-box>
            <text:p text:style-name="P1"><text:span text:style-name="T2">Tuition Amount:________ <text:s/>Amount Paid: _______ <text:s text:c="6"/>Cash <text:s text:c="7"/>Check # ______ <text:s text:c="2"/>Balance: _______ </text:span></text:p>
          </draw:text-box>
        </draw:frame>
        <draw:frame draw:style-name="gr18" draw:text-style-name="P4" draw:layer="layout" svg:width="6.035cm" svg:height="0.39cm" svg:x="1.274cm" svg:y="13.508cm">
          <draw:text-box>
            <text:p text:style-name="P1"><text:span text:style-name="T4">CANCELLATION &amp; REFUND POLICY:</text:span></text:p>
          </draw:text-box>
        </draw:frame>
        <draw:frame draw:style-name="gr19" draw:text-style-name="P4" draw:layer="layout" svg:width="19.37cm" svg:height="0.39cm" svg:x="1.274cm" svg:y="13.913cm">
          <draw:text-box>
            <text:p text:style-name="P1"><text:span text:style-name="T4">If you must cancel your registration after payment is made, full refund will be made if requested in writing or via email one business day</text:span></text:p>
          </draw:text-box>
        </draw:frame>
        <draw:frame draw:style-name="gr20" draw:text-style-name="P4" draw:layer="layout" svg:width="19.344cm" svg:height="0.39cm" svg:x="1.274cm" svg:y="14.322cm">
          <draw:text-box>
            <text:p text:style-name="P1"><text:span text:style-name="T4">prior to the first class date. If cancellations are made the day of the first class date, the total amount of the registration fee minus $40 will</text:span></text:p>
          </draw:text-box>
        </draw:frame>
        <draw:frame draw:style-name="gr21" draw:text-style-name="P4" draw:layer="layout" svg:width="18.066cm" svg:height="0.39cm" svg:x="1.274cm" svg:y="14.728cm">
          <draw:text-box>
            <text:p text:style-name="P1"><text:span text:style-name="T4">be refunded. No requests for refunds will be accepted for no-shows or after the first day of class. <text:s/>Please note that there are NO </text:span></text:p>
          </draw:text-box>
        </draw:frame>
        <draw:frame draw:style-name="gr22" draw:text-style-name="P4" draw:layer="layout" svg:width="13.35cm" svg:height="0.39cm" svg:x="1.274cm" svg:y="15.137cm">
          <draw:text-box>
            <text:p text:style-name="P1"><text:span text:style-name="T4">REFUNDS, and NO MAKE-UP classes for closings due to hazardous weather and snow days.</text:span></text:p>
          </draw:text-box>
        </draw:frame>
        <draw:frame draw:style-name="gr23" draw:text-style-name="P5" draw:layer="layout" svg:width="2.504cm" svg:height="0.547cm" svg:x="1.274cm" svg:y="15.912cm">
          <draw:text-box>
            <text:p text:style-name="P1"><text:span text:style-name="T5">Agreement:</text:span></text:p>
          </draw:text-box>
        </draw:frame>
        <draw:frame draw:style-name="gr24" draw:text-style-name="P4" draw:layer="layout" svg:width="18.421cm" svg:height="0.39cm" svg:x="1.274cm" svg:y="16.679cm">
          <draw:text-box>
            <text:p text:style-name="P1"><text:span text:style-name="T3">I, _________________________________, do hereby agree that Odaiko New England/Regent Underground Theater, its owners, </text:span></text:p>
          </draw:text-box>
        </draw:frame>
        <draw:frame draw:style-name="gr25" draw:text-style-name="P4" draw:layer="layout" svg:width="18.751cm" svg:height="0.39cm" svg:x="1.274cm" svg:y="17.088cm">
          <draw:text-box>
            <text:p text:style-name="P1"><text:span text:style-name="T3">officers, agents, supervisors, instructors, employees, successors and assigns may not be held liable in any way for any occurrence in </text:span></text:p>
          </draw:text-box>
        </draw:frame>
        <draw:frame draw:style-name="gr26" draw:text-style-name="P4" draw:layer="layout" svg:width="18.434cm" svg:height="0.39cm" svg:x="1.274cm" svg:y="17.494cm">
          <draw:text-box>
            <text:p text:style-name="P1"><text:span text:style-name="T3">connection with my taiko training program or the use of the facilities or equipment of Odaiko New England/Regent Underground </text:span></text:p>
          </draw:text-box>
        </draw:frame>
        <draw:frame draw:style-name="gr27" draw:text-style-name="P4" draw:layer="layout" svg:width="19.361cm" svg:height="0.39cm" svg:x="1.274cm" svg:y="17.903cm">
          <draw:text-box>
            <text:p text:style-name="P1"><text:span text:style-name="T3">Theater, which may result in injury, death or other damage to myself. In consideration for being permitted to engage in the taiko training</text:span></text:p>
          </draw:text-box>
        </draw:frame>
        <draw:frame draw:style-name="gr28" draw:text-style-name="P4" draw:layer="layout" svg:width="18.95cm" svg:height="0.39cm" svg:x="1.274cm" svg:y="18.309cm">
          <draw:text-box>
            <text:p text:style-name="P1"><text:span text:style-name="T3">program and the use of the facilities, I hereby release Odaiko New England/Regent Underground Theater its owners, officers, agents, </text:span></text:p>
          </draw:text-box>
        </draw:frame>
        <draw:frame draw:style-name="gr29" draw:text-style-name="P4" draw:layer="layout" svg:width="18.239cm" svg:height="0.39cm" svg:x="1.274cm" svg:y="18.718cm">
          <draw:text-box>
            <text:p text:style-name="P1"><text:span text:style-name="T3">supervisors, instructors, employees, successors and assigns from any and all causes of action, debts, controversies, and claims in </text:span></text:p>
          </draw:text-box>
        </draw:frame>
        <draw:frame draw:style-name="gr30" draw:text-style-name="P4" draw:layer="layout" svg:width="19.281cm" svg:height="0.39cm" svg:x="1.274cm" svg:y="19.124cm">
          <draw:text-box>
            <text:p text:style-name="P1"><text:span text:style-name="T3">connection with injuries, death or damage to myself, which I, my heirs, executors, administrators, successors and assigns ever had, now </text:span></text:p>
          </draw:text-box>
        </draw:frame>
        <draw:frame draw:style-name="gr31" draw:text-style-name="P4" draw:layer="layout" svg:width="18.828cm" svg:height="0.39cm" svg:x="1.274cm" svg:y="19.533cm">
          <draw:text-box>
            <text:p text:style-name="P1"><text:span text:style-name="T3">have or hereafter may have. Furthermore, I do personally assume all risks in connection with the aforesaid use, for any harm, injury, </text:span></text:p>
          </draw:text-box>
        </draw:frame>
        <draw:frame draw:style-name="gr32" draw:text-style-name="P4" draw:layer="layout" svg:width="18.603cm" svg:height="0.39cm" svg:x="1.274cm" svg:y="19.939cm">
          <draw:text-box>
            <text:p text:style-name="P1"><text:span text:style-name="T3">damage which may befall me or my personal property whether foreseen or unforeseen, and further save and hold harmless the said </text:span></text:p>
          </draw:text-box>
        </draw:frame>
        <draw:frame draw:style-name="gr33" draw:text-style-name="P4" draw:layer="layout" svg:width="19.213cm" svg:height="0.39cm" svg:x="1.274cm" svg:y="20.348cm">
          <draw:text-box>
            <text:p text:style-name="P1"><text:span text:style-name="T3">corporation and persons from any claims, including but not limited to any claims or liabilities arising out of negligence of the aforesaid </text:span></text:p>
          </draw:text-box>
        </draw:frame>
        <draw:frame draw:style-name="gr27" draw:text-style-name="P4" draw:layer="layout" svg:width="19.361cm" svg:height="0.39cm" svg:x="1.274cm" svg:y="20.754cm">
          <draw:text-box>
            <text:p text:style-name="P1"><text:span text:style-name="T3">corporation, agents, officers, supervisors, instructors, employees, successors and assigns, by me, my family, estate, heirs or assigns. I/my</text:span></text:p>
          </draw:text-box>
        </draw:frame>
        <draw:frame draw:style-name="gr34" draw:text-style-name="P4" draw:layer="layout" svg:width="18.785cm" svg:height="0.39cm" svg:x="1.274cm" svg:y="21.163cm">
          <draw:text-box>
            <text:p text:style-name="P1"><text:span text:style-name="T3">child are physically fit to practice and engage in the physical program connected with taiko training and there is no reason known to </text:span></text:p>
          </draw:text-box>
        </draw:frame>
        <draw:frame draw:style-name="gr35" draw:text-style-name="P4" draw:layer="layout" svg:width="19.162cm" svg:height="0.39cm" svg:x="1.274cm" svg:y="21.568cm">
          <draw:text-box>
            <text:p text:style-name="P1"><text:span text:style-name="T3">me/my child for not participating in these activities. I agree that photographs of me/my child may be used for promotional purposes by </text:span></text:p>
          </draw:text-box>
        </draw:frame>
        <draw:frame draw:style-name="gr36" draw:text-style-name="P4" draw:layer="layout" svg:width="18.76cm" svg:height="0.39cm" svg:x="1.274cm" svg:y="21.978cm">
          <draw:text-box>
            <text:p text:style-name="P1"><text:span text:style-name="T3">Odaiko New England. This agreement shall remain in effect until I have actively ceased any activity with Odaiko New England and </text:span></text:p>
          </draw:text-box>
        </draw:frame>
        <draw:frame draw:style-name="gr37" draw:text-style-name="P4" draw:layer="layout" svg:width="17.973cm" svg:height="0.39cm" svg:x="1.274cm" svg:y="22.383cm">
          <draw:text-box>
            <text:p text:style-name="P1"><text:span text:style-name="T3">have also given 30 days written notification of intent of being released from this waiver. I agree that Odaiko New England has </text:span></text:p>
          </draw:text-box>
        </draw:frame>
        <draw:frame draw:style-name="gr38" draw:text-style-name="P4" draw:layer="layout" svg:width="19.259cm" svg:height="0.39cm" svg:x="1.274cm" svg:y="22.793cm">
          <draw:text-box>
            <text:p text:style-name="P1"><text:span text:style-name="T3">permission to contact me in the future at the above mailing address, phone number and e-mail address. I am willing to be photographed </text:span></text:p>
          </draw:text-box>
        </draw:frame>
        <draw:frame draw:style-name="gr39" draw:text-style-name="P4" draw:layer="layout" svg:width="19.124cm" svg:height="0.39cm" svg:x="1.274cm" svg:y="23.198cm">
          <draw:text-box>
            <text:p text:style-name="P1"><text:span text:style-name="T3">or videographed by Odaiko New England or its contractors either individually, or as part of a group. I further agree that my name may </text:span></text:p>
          </draw:text-box>
        </draw:frame>
        <draw:frame draw:style-name="gr40" draw:text-style-name="P4" draw:layer="layout" svg:width="9.925cm" svg:height="0.39cm" svg:x="1.274cm" svg:y="23.608cm">
          <draw:text-box>
            <text:p text:style-name="P1"><text:span text:style-name="T3">be used to identify me as a subject in any photographs or video of me.</text:span></text:p>
          </draw:text-box>
        </draw:frame>
        <draw:frame draw:style-name="gr41" draw:text-style-name="P3" draw:layer="layout" svg:width="17.812cm" svg:height="0.471cm" svg:x="1.274cm" svg:y="24.423cm">
          <draw:text-box>
            <text:p text:style-name="P1"><text:span text:style-name="T2">Signature (student): __________________________________________________ <text:s text:c="2"/>Date: ___________ </text:span></text:p>
          </draw:text-box>
        </draw:frame>
        <draw:frame draw:style-name="gr42" draw:text-style-name="P3" draw:layer="layout" svg:width="0.422cm" svg:height="0.471cm" svg:x="1.274cm" svg:y="24.91cm">
          <draw:text-box>
            <text:p text:style-name="P1"><text:span text:style-name="T2"><text:s/></text:span></text:p>
          </draw:text-box>
        </draw:frame>
        <draw:polygon draw:style-name="gr43" draw:text-style-name="P6" draw:layer="layout" svg:width="1.319cm" svg:height="0.017cm" svg:x="15.91cm" svg:y="0.924cm" svg:viewBox="0 0 1320 18" draw:points="0,0 1320,0 1320,18 0,18">
          <text:p/>
        </draw:polygon>
        <draw:polygon draw:style-name="gr43" draw:text-style-name="P6" draw:layer="layout" svg:width="1.429cm" svg:height="0.017cm" svg:x="17.229cm" svg:y="0.924cm" svg:viewBox="0 0 1430 18" draw:points="0,0 1430,0 1430,18 0,18">
          <text:p/>
        </draw:polygon>
        <draw:polygon draw:style-name="gr43" draw:text-style-name="P6" draw:layer="layout" svg:width="1.33cm" svg:height="0.017cm" svg:x="18.658cm" svg:y="0.924cm" svg:viewBox="0 0 1331 18" draw:points="0,0 1331,0 1331,18 0,18">
          <text:p/>
        </draw:polygon>
        <draw:polygon draw:style-name="gr43" draw:text-style-name="P6" draw:layer="layout" svg:width="1.302cm" svg:height="0.018cm" svg:x="15.927cm" svg:y="1.562cm" svg:viewBox="0 0 1303 19" draw:points="0,0 1303,0 1303,19 0,19">
          <text:p/>
        </draw:polygon>
        <draw:polygon draw:style-name="gr43" draw:text-style-name="P6" draw:layer="layout" svg:width="1.429cm" svg:height="0.018cm" svg:x="17.229cm" svg:y="1.562cm" svg:viewBox="0 0 1430 19" draw:points="0,0 1430,0 1430,19 0,19">
          <text:p/>
        </draw:polygon>
        <draw:polygon draw:style-name="gr43" draw:text-style-name="P6" draw:layer="layout" svg:width="1.312cm" svg:height="0.018cm" svg:x="18.658cm" svg:y="1.562cm" svg:viewBox="0 0 1313 19" draw:points="0,0 1313,0 1313,19 0,19">
          <text:p/>
        </draw:polygon>
        <draw:polygon draw:style-name="gr43" draw:text-style-name="P6" draw:layer="layout" svg:width="1.319cm" svg:height="0.018cm" svg:x="15.91cm" svg:y="2.197cm" svg:viewBox="0 0 1320 19" draw:points="0,0 1320,0 1320,19 0,19">
          <text:p/>
        </draw:polygon>
        <draw:polygon draw:style-name="gr43" draw:text-style-name="P6" draw:layer="layout" svg:width="1.429cm" svg:height="0.018cm" svg:x="17.229cm" svg:y="2.197cm" svg:viewBox="0 0 1430 19" draw:points="0,0 1430,0 1430,19 0,19">
          <text:p/>
        </draw:polygon>
        <draw:polygon draw:style-name="gr43" draw:text-style-name="P6" draw:layer="layout" svg:width="1.33cm" svg:height="0.018cm" svg:x="18.658cm" svg:y="2.197cm" svg:viewBox="0 0 1331 19" draw:points="0,0 1331,0 1331,19 0,19">
          <text:p/>
        </draw:polygon>
        <draw:polygon draw:style-name="gr43" draw:text-style-name="P6" draw:layer="layout" svg:width="0.017cm" svg:height="0.638cm" svg:x="15.91cm" svg:y="0.924cm" svg:viewBox="0 0 18 639" draw:points="0,0 0,639 18,639 18,0">
          <text:p/>
        </draw:polygon>
        <draw:polygon draw:style-name="gr43" draw:text-style-name="P6" draw:layer="layout" svg:width="0.017cm" svg:height="0.653cm" svg:x="15.91cm" svg:y="1.562cm" svg:viewBox="0 0 18 654" draw:points="0,0 0,654 18,654 18,0">
          <text:p/>
        </draw:polygon>
        <draw:polygon draw:style-name="gr43" draw:text-style-name="P6" draw:layer="layout" svg:width="0.018cm" svg:height="0.621cm" svg:x="17.222cm" svg:y="0.941cm" svg:viewBox="0 0 19 622" draw:points="0,0 0,622 19,622 19,0">
          <text:p/>
        </draw:polygon>
        <draw:polygon draw:style-name="gr43" draw:text-style-name="P6" draw:layer="layout" svg:width="0.018cm" svg:height="0.635cm" svg:x="17.222cm" svg:y="1.562cm" svg:viewBox="0 0 19 636" draw:points="0,0 0,636 19,636 19,0">
          <text:p/>
        </draw:polygon>
        <draw:polygon draw:style-name="gr43" draw:text-style-name="P6" draw:layer="layout" svg:width="0.018cm" svg:height="0.621cm" svg:x="18.651cm" svg:y="0.941cm" svg:viewBox="0 0 19 622" draw:points="0,0 0,622 19,622 19,0">
          <text:p/>
        </draw:polygon>
        <draw:polygon draw:style-name="gr43" draw:text-style-name="P6" draw:layer="layout" svg:width="0.018cm" svg:height="0.635cm" svg:x="18.651cm" svg:y="1.562cm" svg:viewBox="0 0 19 636" draw:points="0,0 0,636 19,636 19,0">
          <text:p/>
        </draw:polygon>
        <draw:polygon draw:style-name="gr43" draw:text-style-name="P6" draw:layer="layout" svg:width="0.018cm" svg:height="0.638cm" svg:x="19.97cm" svg:y="0.924cm" svg:viewBox="0 0 19 639" draw:points="0,0 0,639 19,639 19,0">
          <text:p/>
        </draw:polygon>
        <draw:polygon draw:style-name="gr43" draw:text-style-name="P6" draw:layer="layout" svg:width="0.018cm" svg:height="0.653cm" svg:x="19.97cm" svg:y="1.562cm" svg:viewBox="0 0 19 654" draw:points="0,0 0,654 19,654 19,0">
          <text:p/>
        </draw:polygon>
        <draw:frame draw:style-name="gr44" draw:text-style-name="P3" draw:layer="layout" svg:width="17.85cm" svg:height="0.471cm" svg:x="1.274cm" svg:y="25.397cm">
          <draw:text-box>
            <text:p text:style-name="P1"><text:span text:style-name="T2">Signature (parent/guardian of minor): ____________________________________ <text:s text:c="2"/>Date: ___________ </text:span></text:p>
          </draw:text-box>
        </draw:frame>
        <draw:frame draw:style-name="gr45" draw:text-style-name="P4" draw:layer="layout" svg:width="0.899cm" svg:height="0.39cm" svg:x="16.048cm" svg:y="1.047cm">
          <draw:text-box>
            <text:p text:style-name="P1"><text:span text:style-name="T3">RCVd</text:span></text:p>
          </draw:text-box>
        </draw:frame>
        <draw:frame draw:style-name="gr46" draw:text-style-name="P4" draw:layer="layout" svg:width="0.489cm" svg:height="0.39cm" svg:x="17.604cm" svg:y="1.047cm">
          <draw:text-box>
            <text:p text:style-name="P1"><text:span text:style-name="T3">DB</text:span></text:p>
          </draw:text-box>
        </draw:frame>
        <draw:polygon draw:style-name="gr47" draw:text-style-name="P7" draw:layer="layout" svg:width="0.317cm" svg:height="0.317cm" svg:x="11.892cm" svg:y="4.995cm" svg:viewBox="0 0 318 318" draw:points="158,318 0,318 0,0 318,0 318,318">
          <text:p/>
        </draw:polygon>
        <draw:polygon draw:style-name="gr47" draw:text-style-name="P7" draw:layer="layout" svg:width="0.317cm" svg:height="0.317cm" svg:x="15.067cm" svg:y="4.995cm" svg:viewBox="0 0 318 318" draw:points="158,318 0,318 0,0 318,0 318,318">
          <text:p/>
        </draw:polygon>
        <draw:polygon draw:style-name="gr47" draw:text-style-name="P7" draw:layer="layout" svg:width="0.293cm" svg:height="0.293cm" svg:x="1.266cm" svg:y="6.614cm" svg:viewBox="0 0 294 294" draw:points="146,294 0,294 0,0 294,0 294,294">
          <text:p/>
        </draw:polygon>
        <draw:polygon draw:style-name="gr47" draw:text-style-name="P7" draw:layer="layout" svg:width="0.293cm" svg:height="0.293cm" svg:x="1.266cm" svg:y="7.101cm" svg:viewBox="0 0 294 294" draw:points="146,294 0,294 0,0 294,0 294,294">
          <text:p/>
        </draw:polygon>
        <draw:polygon draw:style-name="gr47" draw:text-style-name="P7" draw:layer="layout" svg:width="0.293cm" svg:height="0.293cm" svg:x="1.266cm" svg:y="7.588cm" svg:viewBox="0 0 294 294" draw:points="146,294 0,294 0,0 294,0 294,294">
          <text:p/>
        </draw:polygon>
        <draw:polygon draw:style-name="gr47" draw:text-style-name="P7" draw:layer="layout" svg:width="0.293cm" svg:height="0.292cm" svg:x="1.266cm" svg:y="8.075cm" svg:viewBox="0 0 294 293" draw:points="146,293 0,293 0,0 294,0 294,293">
          <text:p/>
        </draw:polygon>
        <draw:frame draw:style-name="gr48" draw:text-style-name="P8" draw:layer="layout" svg:width="2.617cm" svg:height="0.288cm" svg:x="0.938cm" svg:y="0.416cm">
          <draw:image xlink:href="Pictures/10000000000002A300000051D5BBBC47B1D75DB4.png" xlink:type="simple" xlink:show="embed" xlink:actuate="onLoad" loext:mime-type="image/png">
            <text:p/>
          </draw:image>
        </draw:frame>
        <draw:frame draw:style-name="gr48" draw:text-style-name="P8" draw:layer="layout" svg:width="2.617cm" svg:height="0.292cm" svg:x="0.938cm" svg:y="0.706cm">
          <draw:image xlink:href="Pictures/10000000000002A300000051E73F1C0FAEF18498.png" xlink:type="simple" xlink:show="embed" xlink:actuate="onLoad" loext:mime-type="image/png">
            <text:p/>
          </draw:image>
        </draw:frame>
        <draw:frame draw:style-name="gr48" draw:text-style-name="P8" draw:layer="layout" svg:width="2.617cm" svg:height="0.288cm" svg:x="0.938cm" svg:y="0.995cm">
          <draw:image xlink:href="Pictures/10000000000002A30000005109AB8CA510D884D3.png" xlink:type="simple" xlink:show="embed" xlink:actuate="onLoad" loext:mime-type="image/png">
            <text:p/>
          </draw:image>
        </draw:frame>
        <draw:frame draw:style-name="gr48" draw:text-style-name="P8" draw:layer="layout" svg:width="2.617cm" svg:height="0.288cm" svg:x="0.938cm" svg:y="1.281cm">
          <draw:image xlink:href="Pictures/10000000000002A3000000512D658100064CDBA0.png" xlink:type="simple" xlink:show="embed" xlink:actuate="onLoad" loext:mime-type="image/png">
            <text:p/>
          </draw:image>
        </draw:frame>
        <draw:frame draw:style-name="gr48" draw:text-style-name="P8" draw:layer="layout" svg:width="2.617cm" svg:height="0.288cm" svg:x="0.938cm" svg:y="1.57cm">
          <draw:image xlink:href="Pictures/10000000000002A300000051DC88333802609579.png" xlink:type="simple" xlink:show="embed" xlink:actuate="onLoad" loext:mime-type="image/png">
            <text:p/>
          </draw:image>
        </draw:frame>
        <draw:frame draw:style-name="gr48" draw:text-style-name="P8" draw:layer="layout" svg:width="2.617cm" svg:height="0.292cm" svg:x="0.938cm" svg:y="1.856cm">
          <draw:image xlink:href="Pictures/10000000000002A30000005100FE5355462B81A0.png" xlink:type="simple" xlink:show="embed" xlink:actuate="onLoad" loext:mime-type="image/png">
            <text:p/>
          </draw:image>
        </draw:frame>
        <draw:frame draw:style-name="gr48" draw:text-style-name="P8" draw:layer="layout" svg:width="2.617cm" svg:height="0.288cm" svg:x="0.938cm" svg:y="2.145cm">
          <draw:image xlink:href="Pictures/10000000000002A3000000514956A0667CF7EF90.png" xlink:type="simple" xlink:show="embed" xlink:actuate="onLoad" loext:mime-type="image/png">
            <text:p/>
          </draw:image>
        </draw:frame>
        <draw:frame draw:style-name="gr48" draw:text-style-name="P8" draw:layer="layout" svg:width="2.617cm" svg:height="0.288cm" svg:x="0.938cm" svg:y="2.431cm">
          <draw:image xlink:href="Pictures/10000000000002A300000051EDC465A7B129D5A7.png" xlink:type="simple" xlink:show="embed" xlink:actuate="onLoad" loext:mime-type="image/png">
            <text:p/>
          </draw:image>
        </draw:frame>
        <draw:polygon draw:style-name="gr47" draw:text-style-name="P7" draw:layer="layout" svg:width="0.321cm" svg:height="0.321cm" svg:x="10.262cm" svg:y="12.668cm" svg:viewBox="0 0 322 322" draw:points="159,322 0,322 0,0 322,0 322,322">
          <text:p/>
        </draw:polygon>
        <draw:polygon draw:style-name="gr47" draw:text-style-name="P7" draw:layer="layout" svg:width="0.318cm" svg:height="0.317cm" svg:x="11.948cm" svg:y="12.696cm" svg:viewBox="0 0 319 318" draw:points="159,318 0,318 0,0 319,0 319,318">
          <text:p/>
        </draw:polygon>
        <draw:frame draw:style-name="gr49" draw:text-style-name="P4" draw:layer="layout" svg:width="0.709cm" svg:height="0.39cm" svg:x="18.891cm" svg:y="1.047cm">
          <draw:text-box>
            <text:p text:style-name="P1"><text:span text:style-name="T3">Conf</text:span></text:p>
          </draw:text-box>
        </draw:frame>
        <draw:control draw:style-name="standard" draw:text-style-name="P9" draw:layer="controls" svg:width="7.366cm" svg:height="0.635cm" svg:x="4.202cm" svg:y="4.764cm" draw:control="control1"/>
        <draw:control draw:style-name="standard" draw:text-style-name="P9" draw:layer="controls" svg:width="5.842cm" svg:height="0.508cm" svg:x="1.535cm" svg:y="16.575cm" draw:control="control2"/>
        <draw:control draw:style-name="standard" draw:text-style-name="P9" draw:layer="controls" svg:width="4.672cm" svg:height="0.508cm" svg:x="2.451cm" svg:y="10.352cm" draw:control="control3"/>
        <draw:control draw:style-name="standard" draw:text-style-name="P9" draw:layer="controls" svg:width="7.239cm" svg:height="0.508cm" svg:x="2.805cm" svg:y="9.617cm" draw:control="control4"/>
        <draw:control draw:style-name="gr50" draw:text-style-name="P9" draw:layer="controls" svg:width="2.54cm" svg:height="0.508cm" svg:x="11.187cm" svg:y="9.59cm" draw:control="control5"/>
        <draw:control draw:style-name="standard" draw:text-style-name="P9" draw:layer="controls" svg:width="3.048cm" svg:height="0.508cm" svg:x="9.663cm" svg:y="10.352cm" draw:control="control6"/>
        <draw:control draw:style-name="gr50" draw:text-style-name="P9" draw:layer="controls" svg:width="0.889cm" svg:height="0.508cm" svg:x="15.124cm" svg:y="9.59cm" draw:control="control7"/>
        <draw:control draw:style-name="gr50" draw:text-style-name="P9" draw:layer="controls" svg:width="1.778cm" svg:height="0.508cm" svg:x="17.029cm" svg:y="9.59cm" draw:control="control8"/>
        <draw:control draw:style-name="standard" draw:text-style-name="P9" draw:layer="controls" svg:width="9.017cm" svg:height="0.635cm" svg:x="4.837cm" svg:y="10.96cm" draw:control="control9"/>
        <draw:control draw:style-name="standard" draw:text-style-name="P9" draw:layer="controls" svg:width="3.556cm" svg:height="0.635cm" svg:x="15.505cm" svg:y="10.987cm" draw:control="control1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7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4.2$MacOSX_X86_64 LibreOffice_project/9d0f32d1f0b509096fd65e0d4bec26ddd1938fd3</meta:generator>
    <dc:date>2019-07-04T19:50:35.955588085</dc:date>
    <meta:editing-duration>PT31M18S</meta:editing-duration>
    <meta:editing-cycles>5</meta:editing-cycles>
    <meta:document-statistic meta:object-count="93"/>
  </office:meta>
</office:document-meta>
</file>